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3c6e" officeooo:paragraph-rsid="00003c6e"/>
    </style:style>
    <style:style style:name="P2" style:family="paragraph" style:parent-style-name="Standard">
      <style:text-properties officeooo:rsid="0001a863" officeooo:paragraph-rsid="0001a863"/>
    </style:style>
    <style:style style:name="P3" style:family="paragraph" style:parent-style-name="Standard">
      <style:text-properties officeooo:rsid="00037975" officeooo:paragraph-rsid="00037975"/>
    </style:style>
    <style:style style:name="P4" style:family="paragraph" style:parent-style-name="Standard">
      <style:text-properties fo:font-weight="bold" officeooo:rsid="0001a863" officeooo:paragraph-rsid="0001a863" style:font-weight-asian="bold" style:font-weight-complex="bold"/>
    </style:style>
    <style:style style:name="P5" style:family="paragraph" style:parent-style-name="Standard">
      <style:text-properties fo:font-weight="bold" officeooo:rsid="00003c6e" officeooo:paragraph-rsid="0001a863" style:font-weight-asian="bold" style:font-weight-complex="bold"/>
    </style:style>
    <style:style style:name="T1" style:family="text">
      <style:text-properties officeooo:rsid="0001a8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values of the fundamental matrix (F) obtained for the various pairs of images are as follows:</text:p>
      <text:p text:style-name="P2"/>
      <text:p text:style-name="P4">Images: cam—0-0 and cam—1-0:</text:p>
      <text:p text:style-name="P1"><text:span text:style-name="T1">F = <text:tab/></text:span>[4.95904623764948e-06, -7.313392754576607e-05, 0.04451942864197306;</text:p>
      <text:p text:style-name="P1"><text:tab/> <text:s/>3.872401871090814e-05, -2.422954046384897e-07, -0.06531525479600203;</text:p>
      <text:p text:style-name="P1"><text:s text:c="2"/><text:tab/>-0.02545909688060713, 0.05813633717969269, 1]</text:p>
      <text:p text:style-name="P1"></text:p>
      <text:p text:style-name="P5"><text:span text:style-name="T1">Images: cam—0-1 and cam—1-1:</text:span></text:p>
      <text:p text:style-name="P1"><text:span text:style-name="T1">F = </text:span><text:tab/>[2.122014380366382e-07, -1.465260128567748e-06, 0.0009186209769550813;</text:p>
      <text:p text:style-name="P1"><text:s text:c="2"/><text:tab/>2.106131297236738e-06, -5.461937091120928e-09, -0.001905953533438726;</text:p>
      <text:p text:style-name="P1"><text:s/><text:tab/> -0.001434105619387033, 0.0003964532700007073, 1]</text:p>
      <text:p text:style-name="P1"></text:p>
      <text:p text:style-name="P5"><text:span text:style-name="T1">Images: cam—0-2 and cam—1-2:</text:span></text:p>
      <text:p text:style-name="P1"><text:span text:style-name="T1">F = </text:span><text:tab/>[4.225002679303971e-07, -1.819949795424149e-05, 0.009430785203986353;</text:p>
      <text:p text:style-name="P1"><text:s text:c="2"/><text:tab/>1.625683617828689e-05, -2.612207373833708e-07, -0.01927253826036346;</text:p>
      <text:p text:style-name="P1"><text:s text:c="2"/><text:tab/>-0.007267758760660603, 0.01406760400482432, 1]</text:p>
      <text:p text:style-name="P1"></text:p>
      <text:p text:style-name="P5"><text:span text:style-name="T1">Images: cam—0-3 and cam—1-3:</text:span></text:p>
      <text:p text:style-name="P1"><text:span text:style-name="T1">F = <text:tab/></text:span>[4.419091007904947e-07, -4.249598911565205e-06, 0.002848476173967551;</text:p>
      <text:p text:style-name="P1"><text:tab/> <text:s/>3.783836970140263e-06, 2.670597999432168e-08, -0.002938300481656941;</text:p>
      <text:p text:style-name="P1"><text:tab/> <text:s/>-0.002617034094270387, 0.001356933190178489, 1]</text:p>
      <text:p text:style-name="P1"></text:p>
      <text:p text:style-name="P5"><text:span text:style-name="T1">Images: cam—0-4 and cam—1-4:</text:span></text:p>
      <text:p text:style-name="P1"><text:span text:style-name="T1">F = </text:span><text:tab/>[4.861036730627952e-07, -3.127813931998744e-06, 0.00233174692658708;</text:p>
      <text:p text:style-name="P1"><text:tab/> <text:s/>2.918935173887793e-06, -3.150772664209661e-07, -0.001802785551687613;</text:p>
      <text:p text:style-name="P1"><text:tab/> <text:s/>-0.002374944847674504, 0.0008018013284325498, 1]</text:p>
      <text:p text:style-name="P1"></text:p>
      <text:p text:style-name="P5"><text:span text:style-name="T1">Images: cam—0-5 and cam—1-5:</text:span></text:p>
      <text:p text:style-name="P1"><text:span text:style-name="T1">F = </text:span><text:tab/>[-4.327242502650381e-06, -0.0001472656985903155, 0.06457037101150612;</text:p>
      <text:p text:style-name="P1"><text:tab/> <text:s/>0.0001355508661171258, 5.862156189975134e-06, -0.1634651500592034;</text:p>
      <text:p text:style-name="P1"><text:tab/> <text:s/>-0.0377624687916485, 0.1087376823309541, 1]</text:p>
      <text:p text:style-name="P1"></text:p>
      <text:p text:style-name="P5"><text:span text:style-name="T1">Images: cam—0-6 and cam—1-6:</text:span></text:p>
      <text:p text:style-name="P1"><text:span text:style-name="T1">F =</text:span><text:tab/>[-2.746513454128042e-08, -2.925206548234601e-06, 0.001374246028830253;</text:p>
      <text:p text:style-name="P1"><text:tab/> <text:s/>3.305413051045512e-06, 1.45000368668695e-06, -0.002977907866941715;</text:p>
      <text:p text:style-name="P1"><text:tab/> <text:s/>-0.001170410927171905, -0.0003959008864836688, 1]</text:p>
      <text:p text:style-name="P1"></text:p>
      <text:p text:style-name="P4">Images: cam—0-7 and cam—1-7:</text:p>
      <text:p text:style-name="P1"><text:span text:style-name="T1">F = </text:span><text:tab/>[3.669254698727978e-07, -4.298307414312815e-06, 0.002750438344829548;</text:p>
      <text:p text:style-name="P1"><text:tab/> <text:s/>4.141147709372917e-06, 2.505772538806797e-07, -0.004208483323633661;</text:p>
      <text:p text:style-name="P1"><text:tab/> <text:s/>-0.002736875780806503, 0.00229857800285832, 1]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09:26:50.006960638</meta:creation-date>
    <dc:date>2015-10-05T09:31:58.634516899</dc:date>
    <meta:editing-duration>PT4M32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40" meta:word-count="153" meta:character-count="1909" meta:non-whitespace-character-count="1715"/>
  </office:meta>
</office:document-meta>
</file>